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0.99cm" svg:height="1.768cm" svg:x="8.71cm" svg:y="4.2cm">
          <text:p text:style-name="P1"><text:span text:style-name="T1">if ( usoComune.isFloatNumber(schermo)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0.781cm" svg:height="0.725cm" svg:x="14.414cm" svg:y="5.89cm">
          <draw:text-box>
            <text:p><text:span text:style-name="T2">Y</text:span></text:p>
          </draw:text-box>
        </draw:frame>
        <draw:frame draw:style-name="gr2" draw:text-style-name="P3" draw:layer="layout" svg:width="0.807cm" svg:height="0.725cm" svg:x="19.659cm" svg:y="4.4cm">
          <draw:text-box>
            <text:p><text:span text:style-name="T2">N</text:span></text:p>
          </draw:text-box>
        </draw:frame>
        <draw:custom-shape draw:style-name="gr1" draw:text-style-name="P2" draw:id="id2" draw:layer="layout" svg:width="23.08cm" svg:height="1.587cm" svg:x="2.647cm" svg:y="7.026cm">
          <text:p text:style-name="P1"><text:span text:style-name="T1">currentCalc = (currentCalc != 0) ? usoComune.calcola( currentCalc , calcOperation , Float.parseFloat(schermo) ) : Float.parseFloat(schermo);</text:span></text:p>
          <text:p text:style-name="P1"><text:span text:style-name="T1"><text:s text:c="16"/></text:span><text:span text:style-name="T1">numberCalc.setText( ( (currentCalc-(int)currentCalc) == 0 ) ? Integer.toString( (int)currentCalc ) : Float.toString( currentCalc ) 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205cm" svg:y1="5.968cm" svg:x2="14.187cm" svg:y2="7.026cm" draw:start-shape="id1" draw:start-glue-point="6" draw:end-shape="id2" draw:end-glue-point="0" svg:d="m14205 5968v529h-18v529">
          <text:p/>
        </draw:connector>
        <draw:custom-shape draw:style-name="gr1" draw:text-style-name="P2" draw:id="id3" draw:layer="layout" svg:width="7.123cm" svg:height="1.343cm" svg:x="10.664cm" svg:y="9.916cm">
          <text:p text:style-name="P1"><text:span text:style-name="T1">if (!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187cm" svg:y1="8.613cm" svg:x2="14.226cm" svg:y2="9.916cm" draw:start-shape="id2" draw:start-glue-point="2" draw:end-shape="id3" draw:end-glue-point="4" svg:d="m14187 8613v651h39v652">
          <text:p/>
        </draw:connector>
        <draw:frame draw:style-name="gr2" draw:text-style-name="P3" draw:layer="layout" svg:width="0.781cm" svg:height="0.725cm" svg:x="14.497cm" svg:y="11.183cm">
          <draw:text-box>
            <text:p><text:span text:style-name="T2">Y</text:span></text:p>
          </draw:text-box>
        </draw:frame>
        <draw:frame draw:style-name="gr2" draw:text-style-name="P3" draw:layer="layout" svg:width="0.807cm" svg:height="0.725cm" svg:x="17.547cm" svg:y="9.974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custom-shape draw:style-name="gr1" draw:text-style-name="P4" draw:id="id7" draw:layer="layout" svg:width="12.008cm" svg:height="2.279cm" svg:x="15.471cm" svg:y="12.643cm">
          <text:p text:style-name="P1"><text:span text:style-name="T2">numberCalc.setText( "" );</text:span></text:p>
          <text:p text:style-name="P1"><text:span text:style-name="T2">calcOperation = operator;</text:span></text:p>
          <text:p text:style-name="P1"><text:span text:style-name="T2">prevCalc.setText(Float.toString(currentCalc) + " " + operator);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4" draw:layer="layout" svg:width="9.444cm" svg:height="1.507cm" svg:x="3.5cm" svg:y="13.172cm">
          <text:p text:style-name="P1"><text:span text:style-name="T2">currentCalc = 0;</text:span></text:p>
          <text:p text:style-name="P1"><text:span text:style-name="T2">prevCalc.setText(numberCalc.getText()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225cm" svg:y1="11.259cm" svg:x2="8.222cm" svg:y2="13.172cm" draw:start-shape="id3" draw:end-shape="id4" svg:d="m14225 11259v956h-6003v957">
          <text:p/>
        </draw:connector>
        <draw:frame draw:style-name="gr2" draw:layer="layout" svg:width="7.229cm" svg:height="0.963cm" svg:x="10.421cm" svg:y="1.113cm">
          <draw:text-box>
            <text:p>Incompleto Semplificato</text:p>
          </draw:text-box>
        </draw:frame>
        <draw:connector draw:style-name="gr3" draw:text-style-name="P1" draw:id="id5" draw:layer="layout" draw:line-skew="3.616cm" svg:x1="19.7cm" svg:y1="5.084cm" svg:x2="27.435cm" svg:y2="7.896cm" draw:start-shape="id1" svg:d="m19700 5084h7735v2812 0">
          <text:p/>
        </draw:connector>
        <draw:connector draw:style-name="gr3" draw:text-style-name="P1" draw:layer="layout" draw:line-skew="0.334cm" svg:x1="27.435cm" svg:y1="7.896cm" svg:x2="14.226cm" svg:y2="9.916cm" draw:start-shape="id5" draw:start-glue-point="3" draw:end-shape="id3" draw:end-glue-point="4" svg:d="m27435 7896v1344h-13209v676">
          <text:p/>
        </draw:connector>
        <draw:connector draw:style-name="gr3" draw:text-style-name="P1" draw:id="id6" draw:layer="layout" svg:x1="17.787cm" svg:y1="10.587cm" svg:x2="20.637cm" svg:y2="10.583cm" draw:start-shape="id3" svg:d="m17787 10587h1676v-4h1174">
          <text:p/>
        </draw:connector>
        <draw:connector draw:style-name="gr3" draw:text-style-name="P1" draw:layer="layout" svg:x1="20.637cm" svg:y1="10.583cm" svg:x2="21.475cm" svg:y2="12.643cm" draw:start-shape="id6" draw:start-glue-point="3" draw:end-shape="id7" draw:end-glue-point="0" svg:d="m20637 10583h838v2060">
          <text:p/>
        </draw:connector>
      </draw:page>
      <draw:page draw:name="page2" draw:style-name="dp1" draw:master-page-name="Default">
        <draw:custom-shape draw:style-name="gr1" draw:text-style-name="P2" draw:id="id8" draw:layer="layout" svg:width="10.99cm" svg:height="1.768cm" svg:x="8.71cm" svg:y="4.201cm">
          <text:p text:style-name="P1"><text:span text:style-name="T1">if ( usoComune.isFloatNumber(schermo)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0.781cm" svg:height="0.725cm" svg:x="14.414cm" svg:y="5.891cm">
          <draw:text-box>
            <text:p><text:span text:style-name="T2">Y</text:span></text:p>
          </draw:text-box>
        </draw:frame>
        <draw:frame draw:style-name="gr2" draw:text-style-name="P3" draw:layer="layout" svg:width="0.807cm" svg:height="0.725cm" svg:x="19.659cm" svg:y="4.401cm">
          <draw:text-box>
            <text:p><text:span text:style-name="T2">N</text:span></text:p>
          </draw:text-box>
        </draw:frame>
        <draw:custom-shape draw:style-name="gr1" draw:text-style-name="P2" draw:id="id9" draw:layer="layout" svg:width="23.08cm" svg:height="1.587cm" svg:x="2.647cm" svg:y="7.027cm">
          <text:p text:style-name="P1"><text:span text:style-name="T1">currentCalc = (calcOperation != "") ? usoComune.calcola( currentCalc , calcOperation , Float.parseFloat(schermo) ) : Float.parseFloat(schermo);</text:span></text:p>
          <text:p text:style-name="P1"><text:span text:style-name="T1"><text:s text:c="16"/></text:span><text:span text:style-name="T1">numberCalc.setText( ( (currentCalc-(int)currentCalc) == 0 ) ? Integer.toString( (int)currentCalc ) : Float.toString( currentCalc ) 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205cm" svg:y1="5.969cm" svg:x2="14.187cm" svg:y2="7.027cm" draw:start-shape="id8" draw:start-glue-point="6" draw:end-shape="id9" draw:end-glue-point="0" svg:d="m14205 5969v529h-18v529">
          <text:p/>
        </draw:connector>
        <draw:custom-shape draw:style-name="gr1" draw:text-style-name="P2" draw:id="id10" draw:layer="layout" svg:width="7.123cm" svg:height="1.343cm" svg:x="10.664cm" svg:y="9.917cm">
          <text:p text:style-name="P1"><text:span text:style-name="T1">if (!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187cm" svg:y1="8.614cm" svg:x2="14.226cm" svg:y2="9.917cm" draw:start-shape="id9" draw:start-glue-point="2" draw:end-shape="id10" draw:end-glue-point="4" svg:d="m14187 8614v651h39v652">
          <text:p/>
        </draw:connector>
        <draw:frame draw:style-name="gr2" draw:text-style-name="P3" draw:layer="layout" svg:width="0.781cm" svg:height="0.725cm" svg:x="14.497cm" svg:y="11.184cm">
          <draw:text-box>
            <text:p><text:span text:style-name="T2">Y</text:span></text:p>
          </draw:text-box>
        </draw:frame>
        <draw:frame draw:style-name="gr2" draw:text-style-name="P3" draw:layer="layout" svg:width="0.807cm" svg:height="0.725cm" svg:x="17.547cm" svg:y="9.975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custom-shape draw:style-name="gr1" draw:text-style-name="P4" draw:id="id14" draw:layer="layout" svg:width="12.008cm" svg:height="2.279cm" svg:x="15.971cm" svg:y="12.844cm">
          <text:p text:style-name="P1"><text:span text:style-name="T2">numberCalc.setText( "" );</text:span></text:p>
          <text:p text:style-name="P1"><text:span text:style-name="T2">calcOperation = operator;</text:span></text:p>
          <text:p text:style-name="P1"><text:span text:style-name="T2">prevCalc.setText(Float.toString(currentCalc) + " " + operator);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11" draw:layer="layout" svg:width="9.444cm" svg:height="1.507cm" svg:x="3.5cm" svg:y="13.173cm">
          <text:p text:style-name="P1"><text:span text:style-name="T2">calcOperation = "";</text:span></text:p>
          <text:p text:style-name="P1"><text:span text:style-name="T2">prevCalc.setText(numberCalc.getText()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225cm" svg:y1="11.26cm" svg:x2="8.222cm" svg:y2="13.173cm" draw:start-shape="id10" draw:end-shape="id11" svg:d="m14225 11260v956h-6003v957">
          <text:p/>
        </draw:connector>
        <draw:frame draw:style-name="gr2" draw:layer="layout" svg:width="11.771cm" svg:height="1.675cm" svg:x="8.221cm" svg:y="1.114cm">
          <draw:text-box>
            <text:p>Incompleto Sviluppato inaspettatamente</text:p>
            <text:p>Tramite correzione</text:p>
          </draw:text-box>
        </draw:frame>
        <draw:connector draw:style-name="gr3" draw:text-style-name="P1" draw:id="id12" draw:layer="layout" draw:line-skew="3.514cm" svg:x1="19.7cm" svg:y1="5.085cm" svg:x2="27.231cm" svg:y2="7.774cm" draw:start-shape="id8" draw:start-glue-point="7" svg:d="m19700 5085h7531v2689 0">
          <text:p/>
        </draw:connector>
        <draw:connector draw:style-name="gr3" draw:text-style-name="P1" draw:layer="layout" draw:line-skew="0.435cm" svg:x1="27.231cm" svg:y1="7.774cm" svg:x2="14.226cm" svg:y2="9.917cm" draw:start-shape="id12" draw:start-glue-point="3" draw:end-shape="id10" draw:end-glue-point="4" svg:d="m27231 7774v1506h-13005v637">
          <text:p/>
        </draw:connector>
        <draw:connector draw:style-name="gr3" draw:text-style-name="P1" draw:id="id13" draw:layer="layout" svg:x1="17.787cm" svg:y1="10.588cm" svg:x2="21.411cm" svg:y2="10.583cm" draw:start-shape="id10" svg:d="m17787 10588h2063v-5h1561">
          <text:p/>
        </draw:connector>
        <draw:connector draw:style-name="gr3" draw:text-style-name="P1" draw:layer="layout" svg:x1="21.411cm" svg:y1="10.583cm" svg:x2="21.975cm" svg:y2="12.844cm" draw:start-shape="id13" draw:start-glue-point="3" draw:end-shape="id14" svg:d="m21411 10583h564v2261">
          <text:p/>
        </draw:connector>
      </draw:page>
      <draw:page draw:name="page3" draw:style-name="dp1" draw:master-page-name="Default">
        <draw:custom-shape draw:style-name="gr1" draw:text-style-name="P4" draw:id="id15" draw:layer="layout" svg:width="9.077cm" svg:height="1.547cm" svg:x="8.956cm" svg:y="2.8cm">
          <text:p text:style-name="P1"><text:span text:style-name="T2">if(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16" draw:layer="layout" svg:width="8.1cm" svg:height="1.262cm" svg:x="1cm" svg:y="5.788cm">
          <text:p text:style-name="P1"><text:span text:style-name="T2">if(calcOperation == ""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17" draw:layer="layout" svg:width="8.1cm" svg:height="1.262cm" svg:x="15.631cm" svg:y="6.033cm">
          <text:p text:style-name="P1"><text:span text:style-name="T2">if(calcOperation == ""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8" draw:layer="layout" svg:width="8.385cm" svg:height="1.465cm" svg:x="1cm" svg:y="8.15cm">
          <text:p text:style-name="P1"><text:span text:style-name="T2">if ( usoComune.isFloatNumber(schermo) ) </text:span></text:p>
          <text:p text:style-name="P1"><text:span text:style-name="T2">currentCalc = Float.parseFloat(schermo);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19" draw:layer="layout" svg:width="16.201cm" svg:height="2.198cm" svg:x="5.901cm" svg:y="9.981cm">
          <text:p text:style-name="P1"><text:span text:style-name="T3">if ( usoComune.isFloatNumber(schermo) ) {</text:span></text:p>
          <text:p text:style-name="P1"><text:span text:style-name="T3">currentCalc = usoComune.calcola( currentCalc , calcOperation , Float.parseFloat(schermo) );</text:span></text:p>
          <text:p text:style-name="P1"><text:span text:style-name="T3">numberCalc.setText( ( (currentCalc-(int)currentCalc) == 0 ) ? Integer.toString( (int)currentCalc ) : Float.toString( currentCalc ) );</text:span></text:p>
          <text:p text:style-name="P1"><text:span text:style-name="T3"><text:s text:c="20"/></text:span><text:span text:style-name="T3">}</text:span></text:p>
          <text:p text:style-name="P1"><text:span text:style-name="T3">calcOperation = ""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95cm" svg:y1="4.347cm" svg:x2="5.05cm" svg:y2="5.788cm" draw:start-shape="id15" draw:start-glue-point="6" draw:end-shape="id16" draw:end-glue-point="4" svg:d="m13495 4347v721h-8445v720">
          <text:p/>
        </draw:connector>
        <draw:connector draw:style-name="gr3" draw:text-style-name="P1" draw:layer="layout" svg:x1="18.033cm" svg:y1="3.574cm" svg:x2="19.681cm" svg:y2="6.033cm" draw:start-shape="id15" draw:start-glue-point="7" draw:end-shape="id17" draw:end-glue-point="4" svg:d="m18033 3574h1648v2459">
          <text:p/>
        </draw:connector>
        <draw:connector draw:style-name="gr3" draw:text-style-name="P1" draw:layer="layout" svg:x1="5.05cm" svg:y1="7.05cm" svg:x2="5.192cm" svg:y2="8.15cm" draw:start-shape="id16" draw:start-glue-point="6" draw:end-shape="id18" svg:d="m5050 7050v550h142v550">
          <text:p/>
        </draw:connector>
        <draw:connector draw:style-name="gr3" draw:text-style-name="P1" draw:layer="layout" svg:x1="9.1cm" svg:y1="6.419cm" svg:x2="14.001cm" svg:y2="9.981cm" draw:start-shape="id16" draw:start-glue-point="7" draw:end-shape="id19" draw:end-glue-point="0" svg:d="m9100 6419h4901v3562">
          <text:p/>
        </draw:connector>
        <draw:custom-shape draw:style-name="gr1" draw:text-style-name="P6" draw:id="id20" draw:layer="layout" svg:width="4.6cm" svg:height="1.058cm" svg:x="1cm" svg:y="13.686cm">
          <text:p text:style-name="P1"><text:span text:style-name="T4">prevCalc.setText(""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5.192cm" svg:y1="9.615cm" svg:x2="3.3cm" svg:y2="13.686cm" draw:start-shape="id18" draw:end-shape="id20" svg:d="m5192 9615v2035h-1892v2036">
          <text:p/>
        </draw:connector>
        <draw:connector draw:style-name="gr3" draw:text-style-name="P6" draw:layer="layout" svg:x1="14.001cm" svg:y1="12.179cm" svg:x2="3.3cm" svg:y2="13.686cm" draw:start-shape="id19" draw:start-glue-point="2" draw:end-shape="id20" draw:end-glue-point="0" svg:d="m14001 12179v754h-10701v753">
          <text:p/>
        </draw:connector>
        <draw:custom-shape draw:style-name="gr1" draw:text-style-name="P1" draw:id="id21" draw:layer="layout" svg:width="8.385cm" svg:height="1.465cm" svg:x="17.772cm" svg:y="7.906cm">
          <text:p text:style-name="P1"><text:span text:style-name="T2">if ( usoComune.isFloatNumber(schermo) ) </text:span></text:p>
          <text:p text:style-name="P1"><text:span text:style-name="T2">currentCalc = Float.parseFloat(schermo)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2" draw:layer="layout" svg:width="16.201cm" svg:height="1.261cm" svg:x="11.999cm" svg:y="13.941cm">
          <text:p text:style-name="P1"><text:span text:style-name="T1">if ( usoComune.isFloatNumber(schermo) ) </text:span></text:p>
          <text:p text:style-name="P1"><text:span text:style-name="T1">currentCalc = usoComune.calcola( currentCalc , calcOperation , Float.parseFloat(schermo) 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9.681cm" svg:y1="7.295cm" svg:x2="21.964cm" svg:y2="7.906cm" draw:start-shape="id17" draw:start-glue-point="6" draw:end-shape="id21" draw:end-glue-point="0" svg:d="m19681 7295v306h2283v305">
          <text:p/>
        </draw:connector>
        <draw:connector draw:style-name="gr3" draw:text-style-name="P6" draw:layer="layout" svg:x1="23.731cm" svg:y1="6.664cm" svg:x2="28.2cm" svg:y2="14.571cm" draw:start-shape="id17" draw:start-glue-point="7" draw:end-shape="id22" svg:d="m23731 6664h4969v7907h-500">
          <text:p/>
        </draw:connector>
        <draw:custom-shape draw:style-name="gr1" draw:text-style-name="P6" draw:id="id25" draw:layer="layout" svg:width="14.206cm" svg:height="1.669cm" svg:x="4.844cm" svg:y="16.385cm">
          <text:p text:style-name="P1"><text:span text:style-name="T4">calcOperation = operator;</text:span></text:p>
          <text:p text:style-name="P1"><text:span text:style-name="T4">prevCalc.setText(Float.toString(currentCalc) + " " + calcOperation);</text:span></text:p>
          <text:p text:style-name="P1"><text:span text:style-name="T4">numberCalc.setText( "" 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id="id23" draw:layer="layout" draw:type="curve" svg:x1="21.964cm" svg:y1="9.371cm" svg:x2="26.336cm" svg:y2="11.61cm" draw:start-shape="id21" draw:start-glue-point="2" svg:d="m21964 9371c0 2055 4372 936 4372 2239">
          <text:p/>
        </draw:connector>
        <draw:connector draw:style-name="gr3" draw:text-style-name="P6" draw:id="id24" draw:layer="layout" draw:type="curve" svg:x1="26.336cm" svg:y1="11.61cm" svg:x2="10.013cm" svg:y2="14.296cm" draw:start-shape="id23" draw:start-glue-point="3" svg:d="m26336 11610c0 2391-16323 1048-16323 2686">
          <text:p/>
        </draw:connector>
        <draw:connector draw:style-name="gr3" draw:text-style-name="P6" draw:layer="layout" draw:type="curve" svg:x1="10.013cm" svg:y1="14.296cm" svg:x2="11.947cm" svg:y2="16.385cm" draw:start-shape="id24" draw:start-glue-point="3" draw:end-shape="id25" svg:d="m10013 14296c0 1566 1934 522 1934 2089">
          <text:p/>
        </draw:connector>
        <draw:connector draw:style-name="gr3" draw:text-style-name="P6" draw:layer="layout" draw:type="curve" svg:x1="20.099cm" svg:y1="15.202cm" svg:x2="11.947cm" svg:y2="16.385cm" draw:start-shape="id22" draw:start-glue-point="2" draw:end-shape="id25" svg:d="m20099 15202c0 886-8152 295-8152 1183">
          <text:p/>
        </draw:connector>
        <draw:frame draw:style-name="gr2" draw:layer="layout" svg:width="6.873cm" svg:height="0.963cm" svg:x="10.021cm" svg:y="1.114cm">
          <draw:text-box>
            <text:p>Funzionante Completo</text:p>
          </draw:text-box>
        </draw:frame>
      </draw:page>
      <draw:page draw:name="page4" draw:style-name="dp1" draw:master-page-name="Default">
        <draw:custom-shape draw:style-name="gr1" draw:text-style-name="P4" draw:id="id26" draw:layer="layout" svg:width="9.077cm" svg:height="1.547cm" svg:x="16.186cm" svg:y="6.391cm">
          <text:p text:style-name="P1"><text:span text:style-name="T2">if(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28" draw:layer="layout" svg:width="8.1cm" svg:height="1.303cm" svg:x="8.001cm" svg:y="5.2cm">
          <text:p text:style-name="P1"><text:span text:style-name="T2">if(calcOperation == ""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9" draw:layer="layout" svg:width="8.385cm" svg:height="1.07cm" svg:x="1.026cm" svg:y="6.789cm">
          <text:p text:style-name="P1"><text:span text:style-name="T2">currentCalc = Float.parseFloat(schermo);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32" draw:layer="layout" svg:width="16.201cm" svg:height="1.598cm" svg:x="6.571cm" svg:y="8.955cm">
          <text:p text:style-name="P1"><text:span text:style-name="T3">currentCalc = usoComune.calcola( currentCalc , calcOperation , Float.parseFloat(schermo) );</text:span></text:p>
          <text:p text:style-name="P1"><text:span text:style-name="T3">numberCalc.setText( ( (currentCalc-(int)currentCalc) == 0 ) ? Integer.toString( (int)currentCalc ) : Float.toString( currentCalc ) 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263cm" svg:y1="7.165cm" svg:x2="26.898cm" svg:y2="12.251cm" draw:start-shape="id26" draw:start-glue-point="7" draw:end-shape="id27" svg:d="m25263 7165h2135v5086h-500">
          <text:p/>
        </draw:connector>
        <draw:connector draw:style-name="gr3" draw:text-style-name="P1" draw:layer="layout" svg:x1="12.051cm" svg:y1="6.503cm" svg:x2="9.411cm" svg:y2="7.324cm" draw:start-shape="id28" draw:start-glue-point="6" draw:end-shape="id29" svg:d="m12051 6503v821h-2640">
          <text:p/>
        </draw:connector>
        <draw:custom-shape draw:style-name="gr1" draw:text-style-name="P6" draw:id="id31" draw:layer="layout" svg:width="4.6cm" svg:height="1.058cm" svg:x="7.472cm" svg:y="18.217cm">
          <text:p text:style-name="P1"><text:span text:style-name="T4">prevCalc.setText(""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6.101cm" svg:y1="5.852cm" svg:x2="20.725cm" svg:y2="6.391cm" draw:start-shape="id28" draw:start-glue-point="7" draw:end-shape="id26" draw:end-glue-point="4" svg:d="m16101 5852h4624v539">
          <text:p/>
        </draw:connector>
        <draw:connector draw:style-name="gr3" draw:text-style-name="P6" draw:layer="layout" draw:line-skew="2.623cm" svg:x1="9.771cm" svg:y1="15.789cm" svg:x2="9.772cm" svg:y2="18.217cm" draw:start-shape="id30" draw:end-shape="id31" draw:end-glue-point="0" svg:d="m9771 15789v2121h1v307">
          <text:p/>
        </draw:connector>
        <draw:custom-shape draw:style-name="gr1" draw:text-style-name="P2" draw:id="id27" draw:layer="layout" svg:width="16.201cm" svg:height="1.261cm" svg:x="10.697cm" svg:y="11.621cm">
          <text:p text:style-name="P1"><text:span text:style-name="T1">currentCalc = <text:s/>usoComune.calcola( currentCalc , calcOperation , Float.parseFloat(schermo) );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36" draw:layer="layout" svg:width="14.206cm" svg:height="1.669cm" svg:x="14.476cm" svg:y="17.668cm">
          <text:p text:style-name="P1"><text:span text:style-name="T4">calcOperation = operator;</text:span></text:p>
          <text:p text:style-name="P1"><text:span text:style-name="T4">prevCalc.setText(Float.toString(currentCalc) + " " + calcOperation);</text:span></text:p>
          <text:p text:style-name="P1"><text:span text:style-name="T4">numberCalc.setText( "" 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725cm" svg:y1="7.938cm" svg:x2="14.671cm" svg:y2="8.955cm" draw:start-shape="id26" draw:start-glue-point="6" draw:end-shape="id32" svg:d="m20725 7938v509h-6054v508">
          <text:p/>
        </draw:connector>
        <draw:custom-shape draw:style-name="gr1" draw:text-style-name="P4" draw:id="id30" draw:layer="layout" svg:width="9.077cm" svg:height="1.547cm" svg:x="5.233cm" svg:y="15.789cm">
          <text:p text:style-name="P1"><text:span text:style-name="T2">if(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-0.907cm" svg:x1="14.671cm" svg:y1="10.553cm" svg:x2="9.751cm" svg:y2="13.973cm" draw:start-shape="id32" draw:start-glue-point="2" draw:end-shape="id33" draw:end-glue-point="0" svg:d="m14671 10553v803h-4920v2617">
          <text:p/>
        </draw:connector>
        <draw:custom-shape draw:style-name="gr1" draw:text-style-name="P4" draw:id="id34" draw:layer="layout" svg:width="11.723cm" svg:height="1.604cm" svg:x="8.1cm" svg:y="2.926cm">
          <text:p text:style-name="P1"><text:span text:style-name="T2">if ( usoComune.isFloatNumber(schermo)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33" draw:layer="layout" svg:width="4.559cm" svg:height="1.181cm" svg:x="7.472cm" svg:y="13.973cm">
          <text:p text:style-name="P1"><text:span text:style-name="T2">calcOperation = ""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962cm" svg:y1="4.53cm" svg:x2="12.051cm" svg:y2="5.2cm" draw:start-shape="id34" draw:start-glue-point="6" draw:end-shape="id28" draw:end-glue-point="4" svg:d="m13962 4530v335h-1911v335">
          <text:p/>
        </draw:connector>
        <draw:connector draw:style-name="gr3" draw:text-style-name="P1" draw:id="id35" draw:layer="layout" svg:x1="5.218cm" svg:y1="7.859cm" svg:x2="1.506cm" svg:y2="12.264cm" draw:start-shape="id29" draw:start-glue-point="2" svg:d="m5218 7859v2453h-3712v1952">
          <text:p/>
        </draw:connector>
        <draw:connector draw:style-name="gr3" draw:text-style-name="P1" draw:layer="layout" svg:x1="1.506cm" svg:y1="12.264cm" svg:x2="9.751cm" svg:y2="13.973cm" draw:start-shape="id35" draw:start-glue-point="3" draw:end-shape="id33" draw:end-glue-point="0" svg:d="m1506 12264v854h8245v855">
          <text:p/>
        </draw:connector>
        <draw:connector draw:style-name="gr3" draw:text-style-name="P1" draw:layer="layout" svg:x1="14.31cm" svg:y1="16.563cm" svg:x2="21.579cm" svg:y2="17.668cm" draw:start-shape="id30" draw:start-glue-point="7" draw:end-shape="id36" svg:d="m14310 16563h7269v1105">
          <text:p/>
        </draw:connector>
        <draw:frame draw:style-name="gr2" draw:layer="layout" svg:width="6.839cm" svg:height="0.963cm" svg:x="10.222cm" svg:y="1.115cm">
          <draw:text-box>
            <text:p>Completo Semplificato</text:p>
          </draw:text-box>
        </draw:frame>
        <draw:connector draw:style-name="gr3" draw:text-style-name="P1" draw:layer="layout" svg:x1="18.797cm" svg:y1="12.882cm" svg:x2="9.751cm" svg:y2="13.973cm" draw:start-shape="id27" draw:start-glue-point="2" draw:end-shape="id33" draw:end-glue-point="0" svg:d="m18797 12882v545h-9046v546">
          <text:p/>
        </draw:connector>
        <draw:connector draw:style-name="gr3" draw:text-style-name="P1" draw:layer="layout" svg:x1="9.751cm" svg:y1="15.154cm" svg:x2="9.772cm" svg:y2="15.789cm" draw:start-shape="id33" draw:start-glue-point="2" draw:end-shape="id30" draw:end-glue-point="4" svg:d="m9751 15154v317h21v318">
          <text:p/>
        </draw:connector>
        <draw:connector draw:style-name="gr3" draw:text-style-name="P1" draw:layer="layout" draw:line-skew="7.762cm 4.465cm" svg:x1="19.823cm" svg:y1="3.728cm" svg:x2="9.751cm" svg:y2="13.973cm" draw:start-shape="id34" draw:start-glue-point="7" draw:end-shape="id33" draw:end-glue-point="0" svg:d="m19823 3728h8263v9989h-18335v256">
          <text:p/>
        </draw:connector>
      </draw:page>
      <draw:page draw:name="page5" draw:style-name="dp1" draw:master-page-name="Default">
        <draw:custom-shape draw:style-name="gr1" draw:text-style-name="P4" draw:id="id37" draw:layer="layout" svg:width="8.1cm" svg:height="1.303cm" svg:x="8.001cm" svg:y="5.2cm">
          <text:p text:style-name="P1"><text:span text:style-name="T2">if(calcOperation == ""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8" draw:layer="layout" svg:width="8.385cm" svg:height="1.07cm" svg:x="1.026cm" svg:y="6.789cm">
          <text:p text:style-name="P1"><text:span text:style-name="T2">currentCalc = Float.parseFloat(schermo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051cm" svg:y1="6.503cm" svg:x2="9.411cm" svg:y2="7.324cm" draw:start-shape="id37" draw:start-glue-point="6" draw:end-shape="id38" svg:d="m12051 6503v821h-2640">
          <text:p/>
        </draw:connector>
        <draw:custom-shape draw:style-name="gr1" draw:text-style-name="P2" draw:id="id43" draw:layer="layout" svg:width="20.126cm" svg:height="1.783cm" svg:x="1cm" svg:y="16.817cm">
          <text:p text:style-name="P2"><text:span text:style-name="T2">CalcOperation = "";</text:span></text:p>
          <text:p text:style-name="P2"><text:span text:style-name="T1">numberCalc.setText( ( (currentCalc-(int)currentCalc) == 0 ) ? Integer.toString( (int)currentCalc ) : Float.toString( currentCalc ) );</text:span></text:p>
          <text:p text:style-name="P2"><text:span text:style-name="T1">prevCalc.setText(""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6.101cm" svg:y1="5.852cm" svg:x2="19.215cm" svg:y2="7.672cm" draw:start-shape="id37" draw:start-glue-point="7" draw:end-shape="id39" draw:end-glue-point="0" svg:d="m16101 5852h3114v1820">
          <text:p/>
        </draw:connector>
        <draw:custom-shape draw:style-name="gr1" draw:text-style-name="P2" draw:id="id39" draw:layer="layout" svg:width="16.201cm" svg:height="1.261cm" svg:x="11.115cm" svg:y="7.672cm">
          <text:p text:style-name="P1"><text:span text:style-name="T1">currentCalc = <text:s/>usoComune.calcola( currentCalc , calcOperation , Float.parseFloat(schermo) );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42" draw:layer="layout" svg:width="14.206cm" svg:height="1.669cm" svg:x="14.494cm" svg:y="14.086cm">
          <text:p text:style-name="P1"><text:span text:style-name="T4">calcOperation = operator;</text:span></text:p>
          <text:p text:style-name="P1"><text:span text:style-name="T4">prevCalc.setText(Float.toString(currentCalc) + " " + calcOperation);</text:span></text:p>
          <text:p text:style-name="P1"><text:span text:style-name="T4">numberCalc.setText( "" );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41" draw:layer="layout" svg:width="9.077cm" svg:height="1.547cm" svg:x="5.315cm" svg:y="11.922cm">
          <text:p text:style-name="P1"><text:span text:style-name="T2">if(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40" draw:layer="layout" svg:width="11.723cm" svg:height="1.604cm" svg:x="8.1cm" svg:y="2.926cm">
          <text:p text:style-name="P1"><text:span text:style-name="T2">if ( usoComune.isFloatNumber(schermo)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3.962cm" svg:y1="4.53cm" svg:x2="12.051cm" svg:y2="5.2cm" draw:start-shape="id40" draw:start-glue-point="6" draw:end-shape="id37" draw:end-glue-point="4" svg:d="m13962 4530v335h-1911v335">
          <text:p/>
        </draw:connector>
        <draw:connector draw:style-name="gr3" draw:text-style-name="P1" draw:layer="layout" draw:line-skew="7.518cm 2.805cm" svg:x1="19.823cm" svg:y1="3.728cm" svg:x2="9.854cm" svg:y2="11.922cm" draw:start-shape="id40" draw:start-glue-point="7" draw:end-shape="id41" draw:end-glue-point="4" svg:d="m19823 3728h8019v7303h-17988v891">
          <text:p/>
        </draw:connector>
        <draw:connector draw:style-name="gr3" draw:text-style-name="P1" draw:layer="layout" svg:x1="5.218cm" svg:y1="7.859cm" svg:x2="9.853cm" svg:y2="11.922cm" draw:start-shape="id38" draw:start-glue-point="2" draw:end-shape="id41" svg:d="m5218 7859v2031h4635v2032">
          <text:p/>
        </draw:connector>
        <draw:connector draw:style-name="gr3" draw:text-style-name="P1" draw:layer="layout" draw:line-skew="-0.536cm" svg:x1="19.215cm" svg:y1="8.933cm" svg:x2="9.854cm" svg:y2="11.922cm" draw:start-shape="id39" draw:start-glue-point="2" draw:end-shape="id41" draw:end-glue-point="4" svg:d="m19215 8933v958h-9361v2031">
          <text:p/>
        </draw:connector>
        <draw:connector draw:style-name="gr3" draw:text-style-name="P1" draw:layer="layout" svg:x1="14.392cm" svg:y1="12.696cm" svg:x2="21.597cm" svg:y2="14.086cm" draw:start-shape="id41" draw:start-glue-point="7" draw:end-shape="id42" svg:d="m14392 12696h7205v1390">
          <text:p/>
        </draw:connector>
        <draw:frame draw:style-name="gr2" draw:layer="layout" svg:width="7.368cm" svg:height="0.963cm" svg:x="10.222cm" svg:y="1.115cm">
          <draw:text-box>
            <text:p>Completo Semplificato 2</text:p>
          </draw:text-box>
        </draw:frame>
        <draw:connector draw:style-name="gr3" draw:text-style-name="P1" draw:layer="layout" svg:x1="9.854cm" svg:y1="13.469cm" svg:x2="11.063cm" svg:y2="16.817cm" draw:start-shape="id41" draw:start-glue-point="6" draw:end-shape="id43" svg:d="m9854 13469v1674h1209v16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n </meta:initial-creator>
    <meta:creation-date>2014-07-31T11:49:24.21</meta:creation-date>
    <dc:date>2014-08-03T16:54:03.60</dc:date>
    <dc:creator>nn </dc:creator>
    <meta:editing-duration>PT03H18M38S</meta:editing-duration>
    <meta:editing-cycles>19</meta:editing-cycles>
    <meta:generator>OpenOffice.org/3.2$Win32 OpenOffice.org_project/320m12$Build-9483</meta:generator>
    <meta:document-statistic meta:object-count="120"/>
  </office:meta>
</office:document-meta>
</file>